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3">
      <style:text-properties style:text-line-through-style="soli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nance Game Pages</text:p>
      <text:p text:style-name="Standard"/>
      <text:p text:style-name="Standard">Main (home) page:</text:p>
      <text:list xml:id="list321003112" text:style-name="L1">
        <text:list-item>
          <text:p text:style-name="P1">welcome</text:p>
        </text:list-item>
        <text:list-item>
          <text:p text:style-name="P1">user signup</text:p>
        </text:list-item>
        <text:list-item>
          <text:p text:style-name="P1">user login</text:p>
        </text:list-item>
        <text:list-item>
          <text:p text:style-name="P1">about</text:p>
        </text:list-item>
        <text:list-item>
          <text:p text:style-name="P1">demo</text:p>
        </text:list-item>
      </text:list>
      <text:p text:style-name="Standard"/>
      <text:p text:style-name="Standard">User sign-up page:</text:p>
      <text:list xml:id="list1472501884" text:style-name="L2">
        <text:list-item>
          <text:p text:style-name="P2">email, password, world selection</text:p>
        </text:list-item>
        <text:list-item>
          <text:p text:style-name="P2">(all pending approval of world master)</text:p>
        </text:list-item>
      </text:list>
      <text:p text:style-name="Standard"/>
      <text:p text:style-name="Standard">User login page:</text:p>
      <text:list xml:id="list593666816" text:style-name="L3">
        <text:list-item>
          <text:p text:style-name="P3">username</text:p>
        </text:list-item>
        <text:list-item>
          <text:p text:style-name="P3">password</text:p>
        </text:list-item>
        <text:list-item>
          <text:p text:style-name="P3">login button</text:p>
        </text:list-item>
        <text:list-item>
          <text:p text:style-name="P3">forgot password button</text:p>
        </text:list-item>
      </text:list>
      <text:p text:style-name="Standard"/>
      <text:p text:style-name="Standard">User/team homepage:</text:p>
      <text:list xml:id="list212882139" text:style-name="L4">
        <text:list-item>
          <text:p text:style-name="P4">team name</text:p>
        </text:list-item>
        <text:list-item>
          <text:p text:style-name="P4">list of worlds being played (with ranks, 0 for first period)</text:p>
        </text:list-item>
        <text:list-item>
          <text:p text:style-name="P4">account settings link (change pw, etc.)</text:p>
        </text:list-item>
      </text:list>
      <text:p text:style-name="Standard"/>
      <text:p text:style-name="Standard">User world page:</text:p>
      <text:list xml:id="list1317291703" text:style-name="L5">
        <text:list-item>
          <text:p text:style-name="P5">name of world</text:p>
        </text:list-item>
        <text:list-item>
          <text:p text:style-name="P5">cash on hand</text:p>
        </text:list-item>
        <text:list-item>
          <text:p text:style-name="P5">list of periods played/playing, with links to periods</text:p>
        </text:list-item>
        <text:list-item>
          <text:p text:style-name="P5">performance graph</text:p>
        </text:list-item>
      </text:list>
      <text:p text:style-name="Standard"/>
      <text:p text:style-name="Standard">User period page:</text:p>
      <text:list xml:id="list965507417" text:style-name="L6">
        <text:list-item>
          <text:p text:style-name="P6">list of assets in period, with links to individual assets' auctions</text:p>
        </text:list-item>
        <text:list-item>
          <text:p text:style-name="P6">list of assets includes asset description, current/final sale prices, auction winner if auction over, realized “correct” market price if auction over</text:p>
        </text:list-item>
      </text:list>
      <text:p text:style-name="Standard"/>
      <text:p text:style-name="Standard">Asset auction page:</text:p>
      <text:list xml:id="list510906830" text:style-name="L7">
        <text:list-item>
          <text:p text:style-name="P7">auction start</text:p>
        </text:list-item>
        <text:list-item>
          <text:p text:style-name="P7">auction end</text:p>
        </text:list-item>
        <text:list-item>
          <text:p text:style-name="P7">asset description</text:p>
        </text:list-item>
        <text:list-item>
          <text:p text:style-name="P7">number of bids</text:p>
        </text:list-item>
        <text:list-item>
          <text:p text:style-name="P7">winner/current high bidder</text:p>
        </text:list-item>
        <text:list-item>
          <text:p text:style-name="P7">current or closing price</text:p>
        </text:list-item>
        <text:list-item>
          <text:p text:style-name="P7">bid entry form (if auction running)</text:p>
        </text:list-item>
        <text:list-item>
          <text:p text:style-name="P7">“correct” market price (after auction ends)</text:p>
        </text:list-item>
      </text:list>
      <text:p text:style-name="Standard"/>
      <text:p text:style-name="Standard">Worldmaster home page:</text:p>
      <text:list xml:id="list1264005116" text:style-name="L8">
        <text:list-item>
          <text:p text:style-name="P8"><text:soft-page-break/>Name of world master</text:p>
        </text:list-item>
        <text:list-item>
          <text:p text:style-name="P8">List of worlds, links to world admin pages</text:p>
        </text:list-item>
        <text:list-item>
          <text:p text:style-name="P8">Some stats: number of worlds, number of users, owned by world master</text:p>
        </text:list-item>
      </text:list>
      <text:p text:style-name="Standard"/>
      <text:p text:style-name="Standard">World admin page:</text:p>
      <text:list xml:id="list1515531714" text:style-name="L9">
        <text:list-item>
          <text:p text:style-name="P9">World name</text:p>
        </text:list-item>
        <text:list-item>
          <text:p text:style-name="P9">Editable list of users in world</text:p>
        </text:list-item>
        <text:list-item>
          <text:p text:style-name="P9">List of users requesting access to world</text:p>
        </text:list-item>
        <text:list-item>
          <text:p text:style-name="P9">List of periods, linked to period and asset creation/management</text:p>
        </text:list-item>
      </text:list>
      <text:p text:style-name="Standard"/>
      <text:p text:style-name="Standard">Period admin page:</text:p>
      <text:list xml:id="list510922077" text:style-name="L10">
        <text:list-item>
          <text:p text:style-name="P10">period/asset create and edit</text:p>
        </text:list-item>
        <text:list-item>
          <text:p text:style-name="P10">period "release" for user viewing</text:p>
        </text:list-item>
        <text:list-item>
          <text:p text:style-name="P10">asset "release" for user viewing</text:p>
        </text:list-item>
        <text:list-item>
          <text:p text:style-name="P10">add a complete period, or an asset to a period, from an available pool of assets/periods.</text:p>
        </text:list-item>
        <text:list-item>
          <text:p text:style-name="P10">Possibility to “drill down” and edit just a particular asset</text:p>
        </text:list-item>
      </text:list>
      <text:p text:style-name="Standard"/>
      <text:p text:style-name="Standard">Asset admin:</text:p>
      <text:list xml:id="list1457546389" text:style-name="L11">
        <text:list-item>
          <text:p text:style-name="P11">editable list of periods/worlds asset is member of (only includes those controlled by this worldmaster)</text:p>
        </text:list-item>
        <text:list-item>
          <text:p text:style-name="P11">edit all fields of the asset</text:p>
        </text:list-item>
        <text:list-item>
          <text:p text:style-name="P11">edit auction properties</text:p>
        </text:list-item>
      </text:list>
      <text:p text:style-name="Standard"/>
      <text:p text:style-name="Standard">Notes:</text:p>
      <text:p text:style-name="Standard">auction time extends to 5 min after bid, if bid placed less than 5 min before auction end.</text:p>
      <text:p text:style-name="Standard">Have a common pool of assets and periods, properly tagged/described that can be added to a world at a click.</text:p>
      <text:p text:style-name="Standard">When users buy assets, if they buy more than the cash on hand, assume they are borrowing at the borrowing rate (which may be equal to the lending risk free rate or not).</text:p>
      <text:p text:style-name="Standard"/>
      <text:p text:style-name="Standard">Pricing scheme: pay per “world”</text:p>
      <text:p text:style-name="Standard"/>
      <text:p text:style-name="Standard">todo: </text:p>
      <text:p text:style-name="Standard">when user first applies for account, he is not active until a worldmaster approves membership.</text:p>
      <text:p text:style-name="Standard">Subsequently, just enable the membership. This means, our membership table has to include another column, "approved". Before approval is given, this is false. If approval given, it's true. If user is ejected from world, or approval is denied, membership row is deleted (if user is inactive, I.e. this is the user's first and only application, user info is also deleted.)</text:p>
      <text:p text:style-name="Standard"/>
      <text:p text:style-name="Standard">switch to using a standard vickrey auction, sealed bid, no changes in "current price". In case of high-bid tie, split asset equally between tied bidders. Allow bidder to edit the bid any time prior to closing. Switch grading to 50% based on wealth creation (competitive metric), and 50% based on total distance of bids from true value (noncompetitive metric) (assume absense of bids = minimum bid).</text:p>
      <text:p text:style-name="Standard">This eliminates a number of problems and obviates bits of complex code: </text:p>
      <text:list xml:id="list665378472" text:style-name="L12">
        <text:list-item>
          <text:p text:style-name="P12">auction closing time extension code,</text:p>
        </text:list-item>
        <text:list-item>
          <text:p text:style-name="P12">fancy bid and price increment code, </text:p>
        </text:list-item>
        <text:list-item>
          <text:p text:style-name="P12"><text:soft-page-break/>the incentive for non-participation to frequently-losing teams (since participation is now directly graded in the noncompetitive metric), </text:p>
        </text:list-item>
        <text:list-item>
          <text:p text:style-name="P12">the "only two bids to get to true value=price" problem, which prevented grading on direct participation metrics,</text:p>
        </text:list-item>
        <text:list-item>
          <text:p text:style-name="P12">"accidental" misbids can now be corrected by students, so typos are not penalized,</text:p>
        </text:list-item>
        <text:list-item>
          <text:p text:style-name="P12">no more need for "teams" which was a device to reduce number of assets required and still have a "balanced" game,</text:p>
        </text:list-item>
      </text:list>
      <text:p text:style-name="Standard"/>
      <text:p text:style-name="Standard">Todo:</text:p>
      <text:list xml:id="list1543788587" text:style-name="L13">
        <text:list-item>
          <text:p text:style-name="P13">world_active flag, in addition to global active flag. When user first signs up, he's global and world inactive. When worldmaster makes him active, he becomes global-active. Later on, user may request membership in another world, and worldmaster can approve by setting world-active flag.</text:p>
        </text:list-item>
        <text:list-item>
          <text:p text:style-name="P13">Worldmaster “user management” page, to enable to activate/deactivate users, and also edit other world-related user attributes – wealth, master status. Use a formset with global “save” button, so this can be done en-masse.</text:p>
        </text:list-item>
        <text:list-item>
          <text:p text:style-name="P13">Worldmaster should be able to “recalculate world” - to recalc results for all periods, in sequence.</text:p>
        </text:list-item>
        <text:list-item>
          <text:p text:style-name="P13">Current world wealth should be composed of per-period wealths created (stored in periodsummary), plus initial wealth. That way, recalculation is independent of period order, and we can recalculate any period at any time. Periodsummary should not store start and end of period wealth. This also eliminates period-returns.</text:p>
        </text:list-item>
        <text:list-item>
          <text:p text:style-name="P14">Make the utils thing a method of world mod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Daniel F</meta:initial-creator>
    <meta:creation-date>2008-12-01T21:00:50</meta:creation-date>
    <dc:creator>Daniel F</dc:creator>
    <dc:date>2009-08-26T10:52:25</dc:date>
    <meta:editing-cycles>22</meta:editing-cycles>
    <meta:editing-duration>PT43H24M21S</meta:editing-duration>
    <meta:document-statistic meta:table-count="0" meta:image-count="0" meta:object-count="0" meta:page-count="3" meta:paragraph-count="77" meta:word-count="785" meta:character-count="4529"/>
    <meta:user-defined meta:name="Info 1"/>
    <meta:user-defined meta:name="Info 2"/>
    <meta:user-defined meta:name="Info 3"/>
    <meta:user-defined meta:name="Info 4"/>
  </office:meta>
</office:document-meta>
</file>